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2" style:family="table">
      <style:table-properties style:width="13.457cm" fo:margin-left="1.386cm" fo:margin-right="2.155cm" table:align="margins"/>
    </style:style>
    <style:style style:name="表格2.A" style:family="table-column">
      <style:table-column-properties style:column-width="2.037cm" style:rel-column-width="9921*"/>
    </style:style>
    <style:style style:name="表格2.B" style:family="table-column">
      <style:table-column-properties style:column-width="2.381cm" style:rel-column-width="11596*"/>
    </style:style>
    <style:style style:name="表格2.C" style:family="table-column">
      <style:table-column-properties style:column-width="3.784cm" style:rel-column-width="18426*"/>
    </style:style>
    <style:style style:name="表格2.D" style:family="table-column">
      <style:table-column-properties style:column-width="5.255cm" style:rel-column-width="25592*"/>
    </style:style>
    <style:style style:name="表格2.1" style:family="table-row">
      <style:table-row-properties style:min-row-height="0.503cm"/>
    </style:style>
    <style:style style:name="表格2.A1" style:family="table-cell">
      <style:table-cell-properties style:vertical-align="middle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language-asian="zh" style:country-asian="CN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List_20_Paragraph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language-asian="zh" style:country-asian="CN"/>
    </style:style>
    <style:style style:name="P5" style:family="paragraph" style:parent-style-name="List_20_Paragraph" style:list-style-name="WWNum86">
      <style:paragraph-properties fo:margin-left="0.661cm" fo:margin-right="0cm" fo:text-align="start" style:justify-single-word="false" fo:text-indent="-0.635cm" style:auto-text-indent="false">
        <style:tab-stops/>
      </style:paragraph-properties>
      <style:text-properties style:language-asian="zh" style:country-asian="CN"/>
    </style:style>
    <style:style style:name="P6" style:family="paragraph" style:parent-style-name="List_20_Paragraph" style:list-style-name="WWNum86">
      <style:paragraph-properties fo:margin-left="0.661cm" fo:margin-right="0cm" fo:text-align="start" style:justify-single-word="false" fo:text-indent="-0.635cm" style:auto-text-indent="false">
        <style:tab-stops/>
      </style:paragraph-properties>
      <style:text-properties style:font-name="宋体" style:letter-kerning="true" style:language-asian="zh" style:country-asian="CN" style:font-name-complex="宋体1" style:font-size-complex="10.5pt"/>
    </style:style>
    <style:style style:name="P7" style:family="paragraph" style:parent-style-name="List_20_Paragraph" style:list-style-name="WWNum86">
      <style:paragraph-properties fo:margin-left="1.508cm" fo:margin-right="0cm" fo:text-align="start" style:justify-single-word="false" fo:text-indent="-0.635cm" style:auto-text-indent="false">
        <style:tab-stops/>
      </style:paragraph-properties>
      <style:text-properties style:language-asian="zh" style:country-asian="CN"/>
    </style:style>
    <style:style style:name="P8" style:family="paragraph" style:parent-style-name="List_20_Paragraph" style:list-style-name="WWNum86">
      <style:paragraph-properties fo:margin-left="1.508cm" fo:margin-right="0cm" fo:text-align="start" style:justify-single-word="false" fo:text-indent="-0.635cm" style:auto-text-indent="false">
        <style:tab-stops/>
      </style:paragraph-properties>
      <style:text-properties style:font-name="宋体" style:letter-kerning="true" style:language-asian="zh" style:country-asian="CN" style:font-name-complex="宋体1" style:font-size-complex="10.5pt"/>
    </style:style>
    <style:style style:name="P9" style:family="paragraph" style:parent-style-name="List_20_Paragraph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language-asian="zh" style:country-asian="CN"/>
    </style:style>
    <style:style style:name="P10" style:family="paragraph" style:parent-style-name="List_20_Paragraph" style:list-style-name="WWNum86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language-asian="zh" style:country-asian="CN"/>
    </style:style>
    <style:style style:name="P11" style:family="paragraph" style:parent-style-name="List_20_Paragraph" style:list-style-name="WWNum86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language-asian="zh" style:country-asian="CN"/>
    </style:style>
    <style:style style:name="P12" style:family="paragraph" style:parent-style-name="List_20_Paragraph" style:list-style-name="WWNum86">
      <style:paragraph-properties fo:margin-left="1.296cm" fo:margin-right="0cm" fo:text-align="start" style:justify-single-word="false" fo:text-indent="-0.635cm" style:auto-text-indent="false">
        <style:tab-stops/>
      </style:paragraph-properties>
    </style:style>
    <style:style style:name="P13" style:family="paragraph" style:parent-style-name="List_20_Paragraph" style:list-style-name="WWNum86">
      <style:paragraph-properties fo:margin-left="1.693cm" fo:margin-right="0cm" fo:text-align="start" style:justify-single-word="false" fo:text-indent="-0.635cm" style:auto-text-indent="false">
        <style:tab-stops/>
      </style:paragraph-properties>
    </style:style>
    <style:style style:name="P14" style:family="paragraph" style:parent-style-name="List_20_Paragraph" style:list-style-name="WWNum86">
      <style:paragraph-properties fo:margin-left="1.667cm" fo:margin-right="0cm" fo:text-align="start" style:justify-single-word="false" fo:text-indent="0cm" style:auto-text-indent="false">
        <style:tab-stops/>
      </style:paragraph-properties>
      <style:text-properties style:language-asian="zh" style:country-asian="CN"/>
    </style:style>
    <style:style style:name="P15" style:family="paragraph" style:parent-style-name="List_20_Paragraph" style:list-style-name="WWNum86">
      <style:paragraph-properties fo:margin-left="1.244cm" fo:margin-right="0cm" fo:text-align="start" style:justify-single-word="false" fo:text-indent="0cm" style:auto-text-indent="false">
        <style:tab-stops/>
      </style:paragraph-properties>
      <style:text-properties style:language-asian="zh" style:country-asian="CN"/>
    </style:style>
    <style:style style:name="P16" style:family="paragraph" style:parent-style-name="List_20_Paragraph" style:list-style-name="WWNum86">
      <style:paragraph-properties fo:margin-left="1.614cm" fo:margin-right="0cm" fo:text-align="start" style:justify-single-word="false" fo:text-indent="0cm" style:auto-text-indent="false">
        <style:tab-stops/>
      </style:paragraph-properties>
      <style:text-properties style:language-asian="zh" style:country-asian="CN"/>
    </style:style>
    <style:style style:name="P17" style:family="paragraph" style:parent-style-name="List_20_Paragraph" style:list-style-name="WWNum86">
      <style:paragraph-properties fo:margin-left="1.244cm" fo:margin-right="0cm" fo:text-align="start" style:justify-single-word="false" fo:text-indent="-0.635cm" style:auto-text-indent="false">
        <style:tab-stops/>
      </style:paragraph-properties>
      <style:text-properties style:language-asian="zh" style:country-asian="CN"/>
    </style:style>
    <style:style style:name="P18" style:family="paragraph" style:parent-style-name="List_20_Paragraph" style:list-style-name="WWNum86">
      <style:paragraph-properties fo:margin-left="1.72cm" fo:margin-right="0cm" fo:text-align="start" style:justify-single-word="false" fo:text-indent="-0.635cm" style:auto-text-indent="false">
        <style:tab-stops/>
      </style:paragraph-properties>
      <style:text-properties style:language-asian="zh" style:country-asian="CN"/>
    </style:style>
    <style:style style:name="P19" style:family="paragraph" style:parent-style-name="List_20_Paragraph" style:list-style-name="WWNum86">
      <style:paragraph-properties fo:margin-left="1.64cm" fo:margin-right="0cm" fo:text-align="start" style:justify-single-word="false" fo:text-indent="-0.635cm" style:auto-text-indent="false">
        <style:tab-stops/>
      </style:paragraph-properties>
      <style:text-properties style:language-asian="zh" style:country-asian="CN"/>
    </style:style>
    <style:style style:name="P20" style:family="paragraph" style:parent-style-name="List_20_Paragraph" style:list-style-name="WWNum86">
      <style:paragraph-properties fo:margin-left="0.026cm" fo:margin-right="0cm" fo:text-align="start" style:justify-single-word="false" fo:text-indent="0cm" style:auto-text-indent="false">
        <style:tab-stops/>
      </style:paragraph-properties>
    </style:style>
    <style:style style:name="T1" style:family="text">
      <style:text-properties style:language-asian="zh" style:country-asian="CN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计算机网络第三次实验<text:span text:style-name="T1">报告</text:span></text:p>
      <text:p text:style-name="P2">5090209351 <text:span text:style-name="T2">杜溪</text:span></text:p>
      <text:list xml:id="list41494501" text:style-name="WWNum86">
        <text:list-item>
          <text:p text:style-name="P6">用户需求关键项</text:p>
          <text:list>
            <text:list-item>
              <text:list>
                <text:list-header>
                  <text:p text:style-name="P8">管理部、人事部、财务部、生产部、销售部、工厂六个部门</text:p>
                  <text:p text:style-name="P8">1号楼1层：生产部5人； 销售部6人； 工厂 5人</text:p>
                  <text:p text:style-name="P8">1号楼2层：管理部4人、 财务部3人</text:p>
                  <text:p text:style-name="P8">2号楼1层：生产部4人； 销售部4人； 工厂6人</text:p>
                  <text:p text:style-name="P8">2号楼2层：人事部3人； 财务部3人</text:p>
                  <text:p text:style-name="P8">同一部门人员之间的计算机可以相互访问，不同部门之间的计算机不可以相互访问。公司的局域网通过一台路由器与外部的internet相连。</text:p>
                </text:list-header>
              </text:list>
            </text:list-item>
          </text:list>
        </text:list-item>
        <text:list-item>
          <text:p text:style-name="P5">设计原则</text:p>
          <text:p text:style-name="P7">使用 VLAN，以端口划分的方式将计算机归入不同<text:span text:style-name="T2">vlan</text:span>。<text:span text:style-name="T2">每个部门对应一个vlan。每个楼层一台二层交换机，连接该层的计算机。</text:span></text:p>
          <text:p text:style-name="P7">每栋楼一台三层交换机，连接该楼的二层交换机。</text:p>
          <text:p text:style-name="P7">在三层交换机上配置 ACL禁止各部门间通信。</text:p>
        </text:list-item>
        <text:list-item>
          <text:p text:style-name="P5">具体设计方案</text:p>
          <text:p text:style-name="P5">(1) 设备清单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"><text:s text:c="4"/>AR28-31<text:tab/>* 1</text:p>
                            </text:list-header>
                          </text:list>
                          <text:p text:style-name="P5"><text:s text:c="4"/>S3500<text:tab/>* 2 </text:p>
                          <text:p text:style-name="P5"><text:s text:c="4"/>S2403-H<text:tab/>* 4</text:p>
                          <text:p text:style-name="P5"><text:s text:c="4"/>PC<text:tab/><text:tab/><text:span text:style-name="T2">不定（通过修改IP和连接方式模拟多台计算机）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">(2) 网络拓扑结构</text:p>
          <text:p text:style-name="P5"><text:s text:c="4"/>（A = AR28-31， S3 = S3500， S2 = S2403-H）</text:p>
          <text:p text:style-name="P5">A</text:p>
          <text:p text:style-name="P5">|</text:p>
          <text:p text:style-name="P5">S3(1)-----------------------------------S3(2)</text:p>
          <text:p text:style-name="P5">|<text:tab/><text:tab/><text:tab/><text:tab/> <text:s text:c="3"/>|</text:p>
          <text:p text:style-name="P5">|-------------| <text:s text:c="31"/>|--------------|</text:p>
          <text:p text:style-name="P5">S2(1-1) <text:s text:c="5"/>S2(1-2) <text:s text:c="19"/>S2(2-1<text:span text:style-name="T2">)</text:span> <text:s text:c="6"/>S2<text:span text:style-name="T2">(2-2)</text:span></text:p>
          <text:p text:style-name="P5">| <text:s text:c="16"/>| <text:s text:c="31"/>| <text:s text:c="18"/>|</text:p>
          <text:p text:style-name="P5">PC <text:s text:c="11"/>PC <text:s text:c="27"/>PC <text:s text:c="14"/>PC</text:p>
          <text:p text:style-name="P5">(3) VLAN的设计</text:p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3">部门</text:p>
          </table:table-cell>
          <table:table-cell table:style-name="表格2.A1" office:value-type="string">
            <text:p text:style-name="P3">VLAN号</text:p>
          </table:table-cell>
          <table:table-cell table:style-name="表格2.A1" office:value-type="string">
            <text:p text:style-name="P3">IP地址</text:p>
          </table:table-cell>
          <table:table-cell table:style-name="表格2.A1" office:value-type="string">
            <text:p text:style-name="P3">网关地址</text:p>
          </table:table-cell>
        </table:table-row>
        <table:table-row table:style-name="表格2.1">
          <table:table-cell table:style-name="表格2.A1" office:value-type="string">
            <text:p text:style-name="P3">管理部</text:p>
          </table:table-cell>
          <table:table-cell table:style-name="表格2.A1" office:value-type="string">
            <text:p text:style-name="P3">101</text:p>
          </table:table-cell>
          <table:table-cell table:style-name="表格2.A1" office:value-type="string">
            <text:p text:style-name="P3">172.17.<text:span text:style-name="T1">2</text:span>1.1-253</text:p>
          </table:table-cell>
          <table:table-cell table:style-name="表格2.A1" office:value-type="string">
            <text:p text:style-name="P3">172.17.<text:span text:style-name="T1">2</text:span>1.254</text:p>
          </table:table-cell>
        </table:table-row>
        <table:table-row table:style-name="表格2.1">
          <table:table-cell table:style-name="表格2.A1" office:value-type="string">
            <text:p text:style-name="P3">人事部</text:p>
          </table:table-cell>
          <table:table-cell table:style-name="表格2.A1" office:value-type="string">
            <text:p text:style-name="P3">102</text:p>
          </table:table-cell>
          <table:table-cell table:style-name="表格2.A1" office:value-type="string">
            <text:p text:style-name="P3">172.17.<text:span text:style-name="T1">2</text:span>2.1-253</text:p>
          </table:table-cell>
          <table:table-cell table:style-name="表格2.A1" office:value-type="string">
            <text:p text:style-name="P3">172.17.<text:span text:style-name="T1">2</text:span>2.254</text:p>
          </table:table-cell>
        </table:table-row>
        <table:table-row table:style-name="表格2.1">
          <table:table-cell table:style-name="表格2.A1" office:value-type="string">
            <text:p text:style-name="P3">财务部</text:p>
          </table:table-cell>
          <table:table-cell table:style-name="表格2.A1" office:value-type="string">
            <text:p text:style-name="P3">103</text:p>
          </table:table-cell>
          <table:table-cell table:style-name="表格2.A1" office:value-type="string">
            <text:p text:style-name="P3">172.17.<text:span text:style-name="T1">2</text:span>3.1-253</text:p>
          </table:table-cell>
          <table:table-cell table:style-name="表格2.A1" office:value-type="string">
            <text:p text:style-name="P3">172.17.<text:span text:style-name="T1">23</text:span>.254</text:p>
          </table:table-cell>
        </table:table-row>
        <table:table-row table:style-name="表格2.1">
          <table:table-cell table:style-name="表格2.A1" office:value-type="string">
            <text:p text:style-name="P3">生产部</text:p>
          </table:table-cell>
          <table:table-cell table:style-name="表格2.A1" office:value-type="string">
            <text:p text:style-name="P3">104</text:p>
          </table:table-cell>
          <table:table-cell table:style-name="表格2.A1" office:value-type="string">
            <text:p text:style-name="P3">172.17.<text:span text:style-name="T1">2</text:span>4.1-253</text:p>
          </table:table-cell>
          <table:table-cell table:style-name="表格2.A1" office:value-type="string">
            <text:p text:style-name="P3">172.17.<text:span text:style-name="T1">2</text:span>4.254</text:p>
          </table:table-cell>
        </table:table-row>
        <text:soft-page-break/>
        <table:table-row table:style-name="表格2.1">
          <table:table-cell table:style-name="表格2.A1" office:value-type="string">
            <text:p text:style-name="P3">销售部</text:p>
          </table:table-cell>
          <table:table-cell table:style-name="表格2.A1" office:value-type="string">
            <text:p text:style-name="P3">105</text:p>
          </table:table-cell>
          <table:table-cell table:style-name="表格2.A1" office:value-type="string">
            <text:p text:style-name="P3">172.17.<text:span text:style-name="T1">2</text:span>5.1-253</text:p>
          </table:table-cell>
          <table:table-cell table:style-name="表格2.A1" office:value-type="string">
            <text:p text:style-name="P3">172.17.<text:span text:style-name="T1">2</text:span>5.254</text:p>
          </table:table-cell>
        </table:table-row>
        <table:table-row table:style-name="表格2.1">
          <table:table-cell table:style-name="表格2.A1" office:value-type="string">
            <text:p text:style-name="P3">工厂</text:p>
          </table:table-cell>
          <table:table-cell table:style-name="表格2.A1" office:value-type="string">
            <text:p text:style-name="P3">106</text:p>
          </table:table-cell>
          <table:table-cell table:style-name="表格2.A1" office:value-type="string">
            <text:p text:style-name="P3">172.17.<text:span text:style-name="T1">2</text:span>6.1-253</text:p>
          </table:table-cell>
          <table:table-cell table:style-name="表格2.A1" office:value-type="string">
            <text:p text:style-name="P3">172.17.<text:span text:style-name="T1">2</text:span>6.254</text:p>
          </table:table-cell>
        </table:table-row>
      </table:table>
      <text:list xml:id="list43595827" text:continue-numbering="true" text:style-name="WWNum86">
        <text:list-header>
          <text:p text:style-name="P5">(4) 交换机端口的划分方法</text:p>
        </text:list-header>
      </text:list>
      <text:p text:style-name="P4"><text:tab/>101：二层交换机 1-2的端口 1-4</text:p>
      <text:p text:style-name="P4"><text:tab/>102：二层交换机 2-2的端口 1-3</text:p>
      <text:p text:style-name="P4"><text:tab/>103：二层交换机 1-2的端口 5-7,二层交换机 2-2的端口5-7</text:p>
      <text:p text:style-name="P4"><text:tab/>104：二层交换机 1-1的端口 1-5,二层交换机 2-1的端口 1-4</text:p>
      <text:p text:style-name="P4"><text:tab/>105：二层交换机 1-1的端口 7-12二层交换机 2-1的端口 7-10</text:p>
      <text:p text:style-name="P4"><text:tab/>106：二层交换机 1-1的端口 13-17二层交换机 2-1的端口 13-18</text:p>
      <text:list xml:id="list43576403" text:continue-numbering="true" text:style-name="WWNum86">
        <text:list-header>
          <text:p text:style-name="P5">(5) IP地址分配方法</text:p>
        </text:list-header>
      </text:list>
      <text:p text:style-name="P4"><text:tab/>1号楼 1层：生产部172.17.<text:span text:style-name="T2">2</text:span>4.1-5 <text:s text:c="3"/>销售部<text:span text:style-name="T2">172.17.25.1</text:span>-6 <text:s text:c="3"/>工厂<text:span text:style-name="T2">172.17.26.1</text:span>-5 </text:p>
      <text:p text:style-name="P4"><text:tab/><text:tab/>2层：管理部172.17.21.11-14 <text:s text:c="3"/>财务部172.17.23.11-13</text:p>
      <text:p text:style-name="P4"><text:tab/>2号楼 1层：生产部172.17.24.21-24 <text:s text:c="3"/>销售部172.17.25.21-24 <text:s text:c="3"/>工厂172.17.26.21-26</text:p>
      <text:p text:style-name="P4"><text:tab/><text:tab/>2层：人事部172.17.22.31-33 <text:s text:c="3"/>财务部172.17.23.31-33</text:p>
      <text:list xml:id="list43583115" text:continue-numbering="true" text:style-name="WWNum86">
        <text:list-header>
          <text:p text:style-name="P5">(6) 部门间互访控制方法</text:p>
          <text:p text:style-name="P5"><text:s text:c="5"/>在<text:span text:style-name="T2">acl中对每一对部门设置两网段间不可互相访问。</text:span></text:p>
          <text:p text:style-name="P5">(7) 所选择的路由协议及设置方法。</text:p>
          <text:p text:style-name="P10"><text:s text:c="11"/>OSPF。在<text:span text:style-name="T2">与路由器相连的</text:span>S3500 上:</text:p>
          <text:p text:style-name="P10"><text:s text:c="11"/>system-view</text:p>
          <text:p text:style-name="P10"><text:s text:c="11"/>ospf</text:p>
          <text:p text:style-name="P10"><text:s text:c="11"/>area 0 </text:p>
          <text:p text:style-name="P10"><text:s text:c="11"/>network 172.17.21.0 <text:s text:c="2"/>0.0.0.255</text:p>
          <text:p text:style-name="P10"><text:s text:c="11"/>network 172.17.22.0 <text:s text:c="2"/>0.0.0.255</text:p>
          <text:p text:style-name="P10"><text:s text:c="11"/>network 172.17.23.0 <text:s text:c="2"/>0.0.0.255</text:p>
          <text:p text:style-name="P10"><text:s text:c="11"/>network 172.17.24.0 <text:s text:c="2"/>0.0.0.255</text:p>
          <text:p text:style-name="P10"><text:s text:c="11"/>network 172.17.25.0 <text:s text:c="2"/>0.0.0.255</text:p>
          <text:p text:style-name="P10"><text:s text:c="11"/>network 172.17.26.0 <text:s text:c="2"/>0.0.0.255</text:p>
          <text:p text:style-name="P10"><text:s text:c="11"/>quit</text:p>
        </text:list-header>
        <text:list-item>
          <text:p text:style-name="P5">网络设备相关参数设置过程及具体设置内容</text:p>
          <text:list>
            <text:list-header>
              <text:p text:style-name="P12"><text:span text:style-name="T1">在与路由器相连的</text:span><text:span text:style-name="T3">S3500上，对第A个部门（A= 1,2,3,4,5,6 )</text:span></text:p>
              <text:p text:style-name="P13"><text:span text:style-name="T1">system-view<text:line-break/>vlan 10</text:span><text:span text:style-name="T3">A</text:span><text:span text:style-name="T1"><text:line-break/></text:span><text:span text:style-name="T3">quit<text:line-break/>interface vlan-interface 10A <text:line-break/>port link-type access <text:line-break/>ip address 172.17.2A.254 255.255.255.0<text:line-break/>quit</text:span></text:p>
              <text:p text:style-name="P17"><text:soft-page-break/><text:span text:style-name="T2">该S3500上对任意两个部门(A,B) </text:span></text:p>
              <text:p text:style-name="P17"><text:span text:style-name="T2">( <text:s text:c="2"/>A = 1,2,3,4,5,6 <text:s text:c="2"/>B = 1,2,3,4,5,6 <text:s text:c="3"/>A!=B <text:s text:c="2"/>X 从1开始递增 <text:s text:c="2"/>)</text:span></text:p>
            </text:list-header>
          </text:list>
          <text:p text:style-name="P18"><text:span text:style-name="T2">acl number 3001</text:span></text:p>
          <text:list text:continue-numbering="true">
            <text:list-header>
              <text:p text:style-name="P13"><text:span text:style-name="T3">rule X deny ip source 172.17.2A.0 0.0.0.255 destination 172.17.2B.0 0.0.0.255 </text:span></text:p>
              <text:p text:style-name="P13"><text:span text:style-name="T3">quit</text:span></text:p>
              <text:p text:style-name="P13"><text:span text:style-name="T3">packet-filter ip-group 3001 rule X</text:span></text:p>
              <text:p text:style-name="P15"><text:span text:style-name="T2">该S3500上配置OSPF</text:span></text:p>
            </text:list-header>
          </text:list>
          <text:p text:style-name="P19">system-view</text:p>
          <text:p text:style-name="P19">ospf</text:p>
          <text:p text:style-name="P19">area 0 </text:p>
          <text:p text:style-name="P19">network 172.17.21.0 <text:s text:c="2"/>0.0.0.255</text:p>
          <text:p text:style-name="P19">network 172.17.22.0 <text:s text:c="2"/>0.0.0.255</text:p>
          <text:p text:style-name="P19">network 172.17.23.0 <text:s text:c="2"/>0.0.0.255</text:p>
          <text:p text:style-name="P19">network 172.17.24.0 <text:s text:c="2"/>0.0.0.255</text:p>
          <text:p text:style-name="P19">network 172.17.25.0 <text:s text:c="2"/>0.0.0.255</text:p>
          <text:p text:style-name="P19">network 172.17.26.0 <text:s text:c="2"/>0.0.0.255</text:p>
          <text:p text:style-name="P19"><text:span text:style-name="T2">quit</text:span></text:p>
          <text:list text:continue-numbering="true">
            <text:list-header>
              <text:p text:style-name="P15"><text:span text:style-name="T2">在四台S2403-H上，分别对每个vlan 10A对应的每个端口B</text:span></text:p>
              <text:p text:style-name="P14"><text:span text:style-name="T2">vlan 10A</text:span></text:p>
              <text:p text:style-name="P14"><text:span text:style-name="T2">quit</text:span></text:p>
              <text:p text:style-name="P14"><text:span text:style-name="T2">interface ethernet0/B</text:span></text:p>
              <text:p text:style-name="P14"><text:span text:style-name="T2">port link-type access</text:span></text:p>
              <text:p text:style-name="P14"><text:span text:style-name="T2">port access vlan 10A</text:span></text:p>
              <text:p text:style-name="P14"><text:span text:style-name="T2">quit</text:span></text:p>
              <text:p text:style-name="P15"><text:span text:style-name="T2">在两台S3500上对所有连接其他交换机的端口A</text:span></text:p>
              <text:p text:style-name="P16"><text:span text:style-name="T2">interface ethernet0/A<text:line-break/>port link-type trunk<text:line-break/>port trunk permit vlan all <text:line-break/>quit</text:span></text:p>
              <text:p text:style-name="P11"><text:span text:style-name="T2"><text:s text:c="11"/></text:span></text:p>
            </text:list-header>
          </text:list>
        </text:list-item>
        <text:list-item>
          <text:p text:style-name="P5">网络测试方法及测试结果</text:p>
          <text:p text:style-name="P20"><text:span text:style-name="T1"><text:s text:c="11"/>在启用acl前测试对每一个部门，将一台计算机设定为属于一个部门的IP并依次连接到各S2400上对应部门vlan和其他部门vlan的端口上并ping各部门的网关，只在本部门vlan的端口上可以ping通。两台计算机设置为属于同一部门并正确连接,互相可以ping通。设置为不同部门并正确连接仍可ping通。设置acl后设置为同一部门的计算机互相可以ping通，不同部门的计算机互相不能ping通。设置OSPF前ping路由器不通，设置后ping通路由器。</text:span></text:p>
        </text:list-item>
        <text:list-item>
          <text:p text:style-name="P5">对计算机网络课程实验的体会及意见建议</text:p>
        </text:list-item>
      </text:list>
      <text:p text:style-name="P4"><text:s text:c="12"/>各位老师和助教对待实验都很认真负责。建议找到能够用脚本对交换机进行设置的办法（我试过对telnet重定向输入文件失败了），这样可以让同学更快地尝试更多不同的情况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66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3.41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4.1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4.895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5.63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41cm" fo:margin-left="6.37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7.117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7.85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41cm" fo:margin-left="8.5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H3M31S</meta:editing-duration>
    <meta:editing-cycles>81</meta:editing-cycles>
    <meta:generator>OpenOffice.org/3.3$Win32 OpenOffice.org_project/330m20$Build-9567</meta:generator>
    <dc:date>2011-12-03T23:45:43.78</dc:date>
    <meta:document-statistic meta:table-count="1" meta:image-count="0" meta:object-count="0" meta:page-count="3" meta:paragraph-count="118" meta:word-count="759" meta:character-count="3072"/>
    <meta:user-defined meta:name="Info 1"/>
    <meta:user-defined meta:name="Info 2"/>
    <meta:user-defined meta:name="Info 3"/>
    <meta:user-defined meta:name="Info 4"/>
  </office:meta>
</office:document-meta>
</file>